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0/2022<text:bookmark-end text:name="Text14"/></text:p>
            <text:p text:style-name="Normální">KVOP-28389/2022<text:bookmark-end text:name="Text2"/></text:p>
            <text:p text:style-name="Normální"><text:bookmark-start text:name="Text6"/>02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Vážený pan<text:bookmark-end text:name="Text7"/></text:p>
            <text:p text:style-name="Normální"><text:bookmark-start text:name="Text8"/>Mgr<text:bookmark-end text:name="Text8"/>. R. B., DiS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podle zákona č. 106/1999 Sb., o svobodném přístupu k informacím, ve znění pozdějších předpisů</text:h>
      <text:p text:style-name="Základnítext"/>
      <text:p text:style-name="Základnítext">Vážený pane magistře,</text:p>
      <text:p text:style-name="Základnítext">dne 28. dubna 2022 byla do Kanceláře veřejného ochránce práv doručena Vaše žádost podle zákona o svobodném přístupu k informacím, kterou<text:s/><text:span text:style-name="Silné">žádáte následující informace</text:span>:</text:p>
      <text:list text:style-name="LFO4" text:continue-numbering="true">
        <text:list-item>
          <text:p text:style-name="P18">zda Kancelář veřejného ochránce práv eviduje od 1. 1. 2022 stížnosti na postup Vězeňské služby ČR týkající se nakládání s finančními prostředky odsouzených,</text:p>
        </text:list-item>
        <text:list-item>
          <text:p text:style-name="P19">zda a jakým způsobem jsou řešeny stížnosti dle bodu 1).</text:p>
        </text:list-item>
      </text:list>
      <text:p text:style-name="P20"/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Kancelář veřejného ochránce práv eviduje od 1. 1. 2022 stížnosti týkající se nakládání s finančními prostředky odsouzených. Nad rámec Vašeho dotazu uvádím, že těchto stížností jsme od 1. 1. 2022 dosud vyřídili celkem 27.</text:p>
      <text:p text:style-name="Základnítext">K bodu č. 2</text:p>
      <text:p text:style-name="Základnítext">Veřejný ochránce práv nešetří v zásadě uvedené stížnosti individuálně, neboť postup Vězeňské služby ČR praktikovaný od 1. 1. 2022 při nakládání s jinými finančními prostředky odsouzených (typicky důchody, výsluhy, příspěvky od osob blízkých) je v souladu<text:s/>s právními předpisy i s judikaturou Nejvyššího správního soudu.<text:s/>Uvedený postup (resp. současnou právní úpravu a judikaturu) považuje však veřejný ochránce práv za problematický. Odsouzení by měli mít k dispozici (k nákupu věcí osobní potřeby, léků) polovinu (či jinou adekvátní a dostatečnou část) svého důchodu, příspěvků od rodiny a dalších finančních příjmů. Právní úpravu považuje ochránce za nedostatečnou, a proto aktivně v současné době jedná o změně této právní úpravy s Ministerstvem spravedlnosti. Cílem připravované právní úpravy by mělo být, zjednodušeně řečeno, postihování jiných příjmů odsouzených stejným způsobem jako je tomu u pracovní odměny odsouzených.</text:p>
      <text:p text:style-name="Základnítext"/>
      <text:soft-page-break/>
      <text:p text:style-name="Základnítext">Ochránce v této věci oslovil i ministra spravedlnosti JUDr. Pavla Blažka, Ph.D., aktuálně máme k dispozici a k vyjádření pracovní verzi nové právní úpravy, ke které se vyjádříme do poloviny května tohoto roku, a následně proběhne standardní připomínkové řízení.</text:p>
      <text:p text:style-name="podpis"/>
      <text:p text:style-name="podpis"/>
      <text:p text:style-name="podpis">JUDr. Pavel Pořízek, Ph.D.</text:p>
      <text:p text:style-name="podpis">vedoucí Kanceláře veřejného ochránce práv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IAJO*</text:span>*KVOPX00CIAJO*</text:p>
        <text:p text:style-name="P12"><text:span text:style-name="T13">KVOPX00CIAJO</text:span>KVOPX00CIAJ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6-15T09:49:00Z</meta:creation-date>
    <dc:date>2022-06-15T09:49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30" meta:character-count="2279" meta:row-count="16" meta:non-whitespace-character-count="1953"/>
  </office:meta>
</office:document-meta>
</file>